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Heading_20_2">
      <style:text-properties fo:language="en" fo:country="US"/>
    </style:style>
    <style:style style:name="P3" style:family="paragraph" style:parent-style-name="Preformatted_20_Text">
      <style:text-properties fo:language="en" fo:country="US"/>
    </style:style>
    <style:style style:name="P4" style:family="paragraph" style:parent-style-name="Preformatted_20_Text">
      <style:paragraph-properties fo:margin-top="0cm" fo:margin-bottom="0.499cm"/>
      <style:text-properties fo:language="en" fo:country="US"/>
    </style:style>
    <style:style style:name="P5" style:family="paragraph" style:parent-style-name="Text_20_body">
      <style:text-properties fo:language="en" fo:country="US"/>
    </style:style>
    <style:style style:name="P6" style:family="paragraph" style:parent-style-name="Heading_20_2">
      <style:text-properties fo:language="en" fo:country="US"/>
    </style:style>
    <style:style style:name="P7" style:family="paragraph" style:parent-style-name="Preformatted_20_Text">
      <style:text-properties fo:language="en" fo:country="US"/>
    </style:style>
    <style:style style:name="P8" style:family="paragraph" style:parent-style-name="Preformatted_20_Text">
      <style:paragraph-properties fo:margin-top="0cm" fo:margin-bottom="0.499cm"/>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Mapping related tables: one-to-many (tut2.cpp)</text:h>
      <text:p text:style-name="Text_20_body"><text:span text:style-name="T1">Suppose you have two related tables: there are many rows in </text:span><text:span text:style-name="Teletype"><text:span text:style-name="T1">order_tbl</text:span></text:span><text:span text:style-name="T1"> table corresponding to just one row in </text:span><text:span text:style-name="Teletype"><text:span text:style-name="T1">client</text:span></text:span><text:span text:style-name="T1"> table. At SQL level this can be expressed as having "foreign key constraint" on column </text:span><text:span text:style-name="Teletype"><text:span text:style-name="T1">order_tbl.client_id</text:span></text:span><text:span text:style-name="T1"> in "child" table referencing column </text:span><text:span text:style-name="Teletype"><text:span text:style-name="T1">client.id</text:span></text:span><text:span text:style-name="T1"> in "parent" table. </text:span></text:p>
      <text:p text:style-name="P1">At ORM level such relations are represented by objects' properties. An instance of a class that maps to the child table usually has an object reference property, referring to the parent object. From the other side of such relation, the instance of a class that maps to the parent table may have a collection-of-objects property (which is sometimes called "backref"), to be able to iterate all over its children. </text:p>
      <text:p text:style-name="P1">First, let's define table mapping and describe their relationship in XML file: </text:p>
      <text:p text:style-name="P3">&lt;schema&gt;</text:p>
      <text:p text:style-name="P3">    &lt;table name="client_tbl" sequence="seq_client" class="Client"&gt;</text:p>
      <text:p text:style-name="P3">        &lt;column name="id" type="longint"&gt;</text:p>
      <text:p text:style-name="P3">            &lt;primary-key /&gt;</text:p>
      <text:p text:style-name="P3">        &lt;/column&gt;</text:p>
      <text:p text:style-name="P3">        &lt;column name="dt" type="datetime" null="false" default="sysdate" /&gt;</text:p>
      <text:p text:style-name="P3">        &lt;column name="name" type="string" size="100" null="false" /&gt;</text:p>
      <text:p text:style-name="P3">        &lt;column name="email" type="string" size="100" null="false" /&gt;</text:p>
      <text:p text:style-name="P3">        &lt;column name="budget" type="decimal" /&gt;</text:p>
      <text:p text:style-name="P3">    &lt;/table&gt;</text:p>
      <text:p text:style-name="P3">    &lt;table name="order_tbl" sequence="seq_order" class="Order" xml-name="order"&gt;</text:p>
      <text:p text:style-name="P3">        &lt;column name="id" type="longint"&gt;</text:p>
      <text:p text:style-name="P3">            &lt;primary-key /&gt;</text:p>
      <text:p text:style-name="P3">        &lt;/column&gt;</text:p>
      <text:p text:style-name="P3">        &lt;column name="client_id" type="longint" null="false"&gt;</text:p>
      <text:p text:style-name="P3">            &lt;foreign-key table="client" key="id"/&gt;</text:p>
      <text:p text:style-name="P3">        &lt;/column&gt;</text:p>
      <text:p text:style-name="P3">        &lt;column name="dt" type="datetime" null="false" default="sysdate" /&gt;</text:p>
      <text:p text:style-name="P3">        &lt;column name="memo" type="string" size="100" /&gt;</text:p>
      <text:p text:style-name="P3">        &lt;column name="total_sum" type="decimal" null="false" /&gt;</text:p>
      <text:p text:style-name="P3">        &lt;column name="receipt_sum" type="decimal" default="0" /&gt;</text:p>
      <text:p text:style-name="P3">        &lt;column name="receipt_dt" type="datetime" /&gt;</text:p>
      <text:p text:style-name="P3">    &lt;/table&gt;</text:p>
      <text:p text:style-name="P3">    &lt;relation type="one-to-many"&gt;</text:p>
      <text:p text:style-name="P3">        &lt;one class="Client" property="orders" /&gt;</text:p>
      <text:p text:style-name="P3">        &lt;many class="Order" property="owner" /&gt;</text:p>
      <text:p text:style-name="P3">    &lt;/relation&gt;</text:p>
      <text:p text:style-name="P4">&lt;/schema&gt;</text:p>
      <text:p text:style-name="Text_20_body"><text:span text:style-name="T1">When you generate SQL code (MySQL dialect) for the declaration above (see </text:span><text:a xlink:type="simple" xlink:href="http://code.google.com/p/yb-orm/wiki/Tutorial1?wl=en">Tutorial1</text:a><text:span text:style-name="T1">), it will look like this: </text:span></text:p>
      <text:p text:style-name="P3"> CREATE TABLE client (</text:p>
      <text:p text:style-name="P3">     id BIGINT NOT NULL AUTO_INCREMENT,</text:p>
      <text:p text:style-name="P3">     dt TIMESTAMP NOT NULL DEFAULT CURRENT_TIMESTAMP,</text:p>
      <text:p text:style-name="P3">     name VARCHAR(100) NOT NULL,</text:p>
      <text:p text:style-name="P3">     email VARCHAR(100) NOT NULL,</text:p>
      <text:p text:style-name="P3">     budget DECIMAL(16, 6)</text:p>
      <text:p text:style-name="P3">     , PRIMARY KEY (id)</text:p>
      <text:p text:style-name="P3"> ) ENGINE=INNODB DEFAULT CHARSET=utf8;</text:p>
      <text:p text:style-name="P3"> </text:p>
      <text:p text:style-name="P3">CREATE TABLE order_tbl (</text:p>
      <text:p text:style-name="P3">     id BIGINT NOT NULL AUTO_INCREMENT,</text:p>
      <text:p text:style-name="P3">     client_id BIGINT NOT NULL,</text:p>
      <text:p text:style-name="P3">     dt TIMESTAMP NOT NULL DEFAULT CURRENT_TIMESTAMP,</text:p>
      <text:p text:style-name="P3"><text:soft-page-break/>     memo VARCHAR(100),</text:p>
      <text:p text:style-name="P3">     total_sum DECIMAL(16, 6) NOT NULL,</text:p>
      <text:p text:style-name="P3">     receipt_sum DECIMAL(16, 6) DEFAULT 0,</text:p>
      <text:p text:style-name="P3">     receipt_dt TIMESTAMP</text:p>
      <text:p text:style-name="P3">     , PRIMARY KEY (id)</text:p>
      <text:p text:style-name="P3"> ) ENGINE=INNODB DEFAULT CHARSET=utf8;</text:p>
      <text:p text:style-name="P3"> </text:p>
      <text:p text:style-name="P3">ALTER TABLE order_tbl ADD FOREIGN KEY (client_id) REFERENCES client(id);</text:p>
      <text:p text:style-name="P4"> </text:p>
      <text:p text:style-name="Text_20_body"><text:span text:style-name="T1">The following program uses the domain classes, generated from the XML description, see </text:span><text:a xlink:type="simple" xlink:href="http://code.google.com/p/yb-orm/wiki/Tutorial1?wl=en">Tutorial1</text:a><text:span text:style-name="T1">. The program creates the child object first and assigns some values to its fields, then it creates the parent object, and then it links the child to the parent. After all it stores the objects to the session and flushes them to the database committing transaction as well (</text:span><text:span text:style-name="Teletype"><text:span text:style-name="T1">session.commit();</text:span></text:span><text:span text:style-name="T1">). Note, that these objects will be stored in proper sequence (first - parent, second - child), also note that the foreign key value is assigned automatically, as well as primary key values. </text:span></text:p>
      <text:p text:style-name="P3">#include &lt;memory&gt;</text:p>
      <text:p text:style-name="P3">#include &lt;iostream&gt;</text:p>
      <text:p text:style-name="P3">#include &lt;orm/MetaDataSingleton.h&gt;</text:p>
      <text:p text:style-name="P3">#include "domain/Client.h"</text:p>
      <text:p text:style-name="P3">#include "domain/Order.h"</text:p>
      <text:p text:style-name="P3">using namespace std;</text:p>
      <text:p text:style-name="P3">int main()</text:p>
      <text:p text:style-name="P3">{</text:p>
      <text:p text:style-name="P3">    //Yb::LogAppender appender(cerr);</text:p>
      <text:p text:style-name="P3">    auto_ptr&lt;Yb::SqlConnection&gt; conn(new Yb::SqlConnection(</text:p>
      <text:p text:style-name="P3">                "mysql://test1:test1_pwd@test1_db"));</text:p>
      <text:p text:style-name="P3">    Yb::Engine engine(Yb::Engine::MANUAL, conn);</text:p>
      <text:p text:style-name="P3">    //engine.set_logger(Yb::ILogger::Ptr(new Yb::Logger(&amp;appender)));</text:p>
      <text:p text:style-name="P3">    //engine.set_echo(true);</text:p>
      <text:p text:style-name="P3">    Yb::Session session(Yb::init_default_meta(), &amp;engine);</text:p>
      <text:p text:style-name="P3">    Domain::OrderHolder order;</text:p>
      <text:p text:style-name="P3">    string amount;</text:p>
      <text:p text:style-name="P3">    cout &lt;&lt; "Enter order amount: \n";</text:p>
      <text:p text:style-name="P3">    cin &gt;&gt; amount;</text:p>
      <text:p text:style-name="P3">    order-&gt;total_sum = Yb::Decimal(amount);</text:p>
      <text:p text:style-name="P3">    Domain::ClientHolder client;</text:p>
      <text:p text:style-name="P3">    string name, email;</text:p>
      <text:p text:style-name="P3">    cout &lt;&lt; "Enter name, email: \n";</text:p>
      <text:p text:style-name="P3">    cin &gt;&gt; name &gt;&gt; email;</text:p>
      <text:p text:style-name="P3">    client-&gt;name = name;</text:p>
      <text:p text:style-name="P3">    client-&gt;email = email;</text:p>
      <text:p text:style-name="P3">    client-&gt;dt = Yb::now();</text:p>
      <text:p text:style-name="P3">    cout &lt;&lt; "Client's orders count: " &lt;&lt; client-&gt;orders.size() &lt;&lt; "\n";</text:p>
      <text:p text:style-name="P3">    order-&gt;owner = client;</text:p>
      <text:p text:style-name="P3">    cout &lt;&lt; "Client's orders count: " &lt;&lt; client-&gt;orders.size() &lt;&lt; "\n";</text:p>
      <text:p text:style-name="P3">    order-&gt;save(session);</text:p>
      <text:p text:style-name="P3">    client-&gt;save(session);</text:p>
      <text:p text:style-name="P3">    session.commit();</text:p>
      <text:p text:style-name="P3">    cout &lt;&lt; order-&gt;xmlize(1)-&gt;serialize() &lt;&lt; endl;</text:p>
      <text:p text:style-name="P3">    return 0;</text:p>
      <text:p text:style-name="P4">}</text:p>
      <text:p text:style-name="Text_20_body"><text:span text:style-name="T1">Here you can see that linking a child (</text:span><text:span text:style-name="Teletype"><text:span text:style-name="T1">Order</text:span></text:span><text:span text:style-name="T1"> class) to a parent (</text:span><text:span text:style-name="Teletype"><text:span text:style-name="T1">Client</text:span></text:span><text:span text:style-name="T1"> class) looks like an assignment (</text:span><text:span text:style-name="Teletype"><text:span text:style-name="T1">order-&gt;owner = client;</text:span></text:span><text:span text:style-name="T1">). But this operation also leads to the alteration of </text:span><text:span text:style-name="Teletype"><text:span text:style-name="T1">orders</text:span></text:span><text:span text:style-name="T1"> collection of corresponding instance of </text:span><text:span text:style-name="Teletype"><text:span text:style-name="T1">Client</text:span></text:span><text:span text:style-name="T1"> class. This is because both </text:span><text:span text:style-name="Teletype"><text:span text:style-name="T1">client-&gt;orders</text:span></text:span><text:span text:style-name="T1"> and </text:span><text:span text:style-name="Teletype"><text:span text:style-name="T1">order-&gt;client</text:span></text:span><text:span text:style-name="T1"> share the same </text:span><text:span text:style-name="Teletype"><text:span text:style-name="T1">RelationObject</text:span></text:span><text:span text:style-name="T1"> internally. </text:span></text:p>
      <text:p text:style-name="Text_20_body"><text:span text:style-name="T1">This example does not operate the domain classes directly, as in </text:span><text:a xlink:type="simple" xlink:href="http://code.google.com/p/yb-orm/wiki/Tutorial1?wl=en">Tutorial1</text:a><text:span text:style-name="T1">, but instead uses </text:span><text:soft-page-break/><text:span text:style-name="Teletype"><text:span text:style-name="T1">&lt;Domain&gt;Holder</text:span></text:span><text:span text:style-name="T1"> classes which are necessary to implement recurrent (nested) object references. That is, all the object properties are implemented using </text:span><text:span text:style-name="Teletype"><text:span text:style-name="T1">&lt;Domain&gt;Holder</text:span></text:span><text:span text:style-name="T1"> classes, and therefore they must be de-referenced using arrow (</text:span><text:span text:style-name="Teletype"><text:span text:style-name="T1">-&gt;</text:span></text:span><text:span text:style-name="T1">), not just dot (</text:span><text:span text:style-name="Teletype"><text:span text:style-name="T1">.</text:span></text:span><text:span text:style-name="T1">). </text:span></text:p>
      <text:p text:style-name="P1">If you trace the SQL operators, by enabling logging for example (just uncomment commented lines in the example), then you'll see the following (in case of using MySQL): </text:p>
      <text:p text:style-name="P3"> prepare: INSERT INTO client (dt, name, email, budget) VALUES (?, ?, ?, ?)</text:p>
      <text:p text:style-name="P3"> exec prepared: p1="'2012-07-16 15:29:17'" p2="'Petya'" p3="'petya@pupkin.com'" p4="NULL"</text:p>
      <text:p text:style-name="P3"> exec_direct: SELECT LAST_INSERT_ID() LID</text:p>
      <text:p text:style-name="P3"> fetch: LID=9 </text:p>
      <text:p text:style-name="P3"> fetch: no more rows</text:p>
      <text:p text:style-name="P3"> prepare: INSERT INTO order_tbl (client_id, dt, memo, total_sum, receipt_sum, receipt_dt) VALUES (?, ?, ?, ?, ?, ?)</text:p>
      <text:p text:style-name="P3"> exec prepared: p1="9" p2="'2012-07-16 15:29:01'" p3="NULL" p4="123.45" p5="0" p6="NULL"</text:p>
      <text:p text:style-name="P3"> exec_direct: SELECT LAST_INSERT_ID() LID</text:p>
      <text:p text:style-name="P3"> fetch: LID=8 </text:p>
      <text:p text:style-name="P3"> fetch: no more rows</text:p>
      <text:p text:style-name="P3"> commit</text:p>
      <text:p text:style-name="P3"> prepare: SELECT id, client_id, dt, memo, total_sum, receipt_sum, receipt_dt FROM order_tbl WHERE 1=1 AND id = ?</text:p>
      <text:p text:style-name="P3"> exec prepared: p1="8"</text:p>
      <text:p text:style-name="P3"> fetch: ID=8 CLIENT_ID=9 DT='2012-07-16 15:29:01' MEMO=NULL TOTAL_SUM='123.450000' RECEIPT_SUM='0.000000' RECEIPT_DT=NULL </text:p>
      <text:p text:style-name="P3"> fetch: no more rows</text:p>
      <text:p text:style-name="P3"> prepare: SELECT id, dt, name, email, budget FROM client WHERE 1=1 AND id = ?</text:p>
      <text:p text:style-name="P3"> exec prepared: p1="9"</text:p>
      <text:p text:style-name="P3"> fetch: ID=9 DT='2012-07-16 15:29:17' NAME='Petya' EMAIL='petya@pupkin.com' BUDGET=NULL </text:p>
      <text:p text:style-name="P3"> fetch: no more rows</text:p>
      <text:p text:style-name="P3"> rollback</text:p>
      <text:p text:style-name="P4"> </text:p>
      <text:p text:style-name="P1">or something like that (in case you're using ORACLE): </text:p>
      <text:p text:style-name="P3"> prepare: SELECT seq_client.NEXTVAL FROM DUAL</text:p>
      <text:p text:style-name="P3"> exec prepared:</text:p>
      <text:p text:style-name="P3"> fetch: NEXTVAL='2' </text:p>
      <text:p text:style-name="P3"> fetch: no more rows</text:p>
      <text:p text:style-name="P3"> prepare: INSERT INTO client (id, dt, name, email, budget) VALUES (?, ?, ?, ?, ?)</text:p>
      <text:p text:style-name="P3"> exec prepared: p1="2" p2="'2012-07-16 15:28:09'" p3="'Petya'" p4="'petya@pupkin.com'" p5="NULL"</text:p>
      <text:p text:style-name="P3"> prepare: SELECT seq_order.NEXTVAL FROM DUAL</text:p>
      <text:p text:style-name="P3"> exec prepared:</text:p>
      <text:p text:style-name="P3"> fetch: NEXTVAL='4' </text:p>
      <text:p text:style-name="P3"> fetch: no more rows</text:p>
      <text:p text:style-name="P3"> prepare: INSERT INTO order_tbl (id, client_id, dt, memo, total_sum, receipt_sum, receipt_dt) VALUES (?, ?, ?, ?, ?, ?, ?)</text:p>
      <text:p text:style-name="P3"> exec prepared: p1="4" p2="2" p3="'2012-07-16 15:27:58'" p4="NULL" p5="123.45" p6="0" p7="NULL"</text:p>
      <text:p text:style-name="P3"> commit</text:p>
      <text:p text:style-name="P3"> prepare: SELECT id, client_id, dt, memo, total_sum, receipt_sum, receipt_dt FROM order_tbl WHERE 1=1 AND id = ?</text:p>
      <text:p text:style-name="P3"> exec prepared: p1="4"</text:p>
      <text:p text:style-name="P3"> fetch: ID='4' CLIENT_ID='2' DT='2012-07-16 15:27:58' MEMO=NULL TOTAL_SUM='123.45' RECEIPT_SUM='0' RECEIPT_DT=NULL</text:p>
      <text:p text:style-name="P3"> fetch: no more rows</text:p>
      <text:p text:style-name="P3"> prepare: SELECT id, dt, name, email, budget FROM client WHERE 1=1 AND id = ?</text:p>
      <text:p text:style-name="P3"> exec prepared: p1="2"</text:p>
      <text:p text:style-name="P3"><text:soft-page-break/> fetch: ID='2' DT='2012-07-16 15:28:09' NAME='Petya' EMAIL='petya@pupkin.com' BUDGET=NULL</text:p>
      <text:p text:style-name="P3"> fetch: no more rows</text:p>
      <text:p text:style-name="P4"> rollbac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Teletype" style:family="text">
      <style:text-properties style:font-name="DejaVu Sans Mono" style:font-name-asian="Droid Sans Fallback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clav Naydionov</meta:initial-creator>
    <meta:creation-date>2012-06-26T22:01:02</meta:creation-date>
    <dc:date>2012-07-16T16:05:01</dc:date>
    <dc:creator>Vaclav Naydionov</dc:creator>
    <meta:editing-duration>PT43M9S</meta:editing-duration>
    <meta:editing-cycles>3</meta:editing-cycles>
    <meta:generator>LibreOffice/3.4$Unix LibreOffice_project/340m1$Build-402</meta:generator>
    <meta:document-statistic meta:table-count="0" meta:image-count="0" meta:object-count="0" meta:page-count="4" meta:paragraph-count="139" meta:word-count="935" meta:character-count="7541" meta:non-whitespace-character-count="6291"/>
  </office:meta>
</office:document-meta>
</file>